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7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168253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svg:stroke-color="#000000" draw:fill="solid" draw:fill-color="#ccff66" fo:min-height="3.2594in"/>
    </style:style>
    <style:style style:name="P1" style:family="paragraph">
      <style:paragraph-properties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3" table:number-columns-repeated="14" table:default-cell-style-name="Default"/>
        <table:table-row table:style-name="ro1">
          <table:table-cell office:value-type="string">
            <text:p>selected data, a.k.a. log-normed</text:p>
          </table:table-cell>
          <table:table-cell table:number-columns-repeated="3"/>
          <table:table-cell office:value-type="string">
            <text:p>Norm-logged</text:p>
          </table:table-cell>
          <table:table-cell table:number-columns-repeated="3"/>
          <table:table-cell office:value-type="string">
            <text:p>best predictors forest</text:p>
          </table:table-cell>
          <table:table-cell table:number-columns-repeated="2"/>
          <table:table-cell office:value-type="string">
            <text:p>ADA best</text:p>
          </table:table-cell>
          <table:table-cell table:number-columns-repeated="2"/>
        </table:table-row>
        <table:table-row table:style-name="ro2">
          <table:table-cell office:value-type="string">
            <text:p>fit_predict.py')</text:p>
          </table:table-cell>
          <table:table-cell table:number-columns-repeated="3"/>
          <table:table-cell office:value-type="string">
            <text:p>fit_predict.py')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Tmem176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3" office:value-type="string">
            <text:p>Sult1a1</text:p>
          </table:table-cell>
        </table:table-row>
        <table:table-row table:style-name="ro1">
          <table:table-cell office:value-type="string">
            <text:p>success of prediction, score: 1.0</text:p>
          </table:table-cell>
          <table:table-cell table:number-columns-repeated="3"/>
          <table:table-cell office:value-type="string">
            <text:p>success of prediction, score: 0.9354838709677419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gm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string">
            <text:p>Nupr1</text:p>
          </table:table-cell>
        </table:table-row>
        <table:table-row table:style-name="ro2">
          <table:table-cell office:value-type="string">
            <text:p>Random forest age predictors</text:p>
          </table:table-cell>
          <table:table-cell table:number-columns-repeated="3"/>
          <table:table-cell office:value-type="string">
            <text:p>Random forest age predictors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ult1a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Fyb</text:p>
          </table:table-cell>
        </table:table-row>
        <table:table-row table:style-name="ro2">
          <table:table-cell office:value-type="string">
            <text:p>0 (0.09702153993606456, 'Sdpr')</text:p>
          </table:table-cell>
          <table:table-cell table:number-columns-repeated="3"/>
          <table:table-cell office:value-type="string">
            <text:p>0 (0.11292941337321283, 'Sult1a1')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Selp</text:p>
          </table:table-cell>
          <table:table-cell table:number-columns-repeated="2" office:value-type="float" office:value="3">
            <text:p>3</text:p>
          </table:table-cell>
          <table:table-cell table:style-name="ce3" office:value-type="string">
            <text:p>Selp</text:p>
          </table:table-cell>
        </table:table-row>
        <table:table-row table:style-name="ro2">
          <table:table-cell office:value-type="string">
            <text:p>1 (0.09126973749680735, 'Mt1')</text:p>
          </table:table-cell>
          <table:table-cell table:number-columns-repeated="3"/>
          <table:table-cell office:value-type="string">
            <text:p>1 (0.08814665413495212, 'Gda')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office:value-type="string">
            <text:p>Ramp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100a6</text:p>
          </table:table-cell>
        </table:table-row>
        <table:table-row table:style-name="ro1">
          <table:table-cell office:value-type="string">
            <text:p>2 (0.06846803210128728, 'Nupr1')</text:p>
          </table:table-cell>
          <table:table-cell table:number-columns-repeated="3"/>
          <table:table-cell office:value-type="string">
            <text:p>2 (0.0712257838130112, 'Selp')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Prtn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office:value-type="string">
            <text:p>Prtn3</text:p>
          </table:table-cell>
        </table:table-row>
        <table:table-row table:style-name="ro2">
          <table:table-cell office:value-type="string">
            <text:p>3 (0.06235916329747951, 'Aldh1a1')</text:p>
          </table:table-cell>
          <table:table-cell table:number-columns-repeated="3"/>
          <table:table-cell office:value-type="string">
            <text:p>3 (0.07087619375228692, 'Nupr1')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Prcp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Pla2g4a</text:p>
          </table:table-cell>
        </table:table-row>
        <table:table-row table:style-name="ro1">
          <table:table-cell office:value-type="string">
            <text:p>4 (0.05455411491992226, 'Plscr2')</text:p>
          </table:table-cell>
          <table:table-cell table:number-columns-repeated="3"/>
          <table:table-cell office:value-type="string">
            <text:p>4 (0.04799608310107173, 'Plscr2')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Ppp1r16b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Mt1</text:p>
          </table:table-cell>
        </table:table-row>
        <table:table-row table:style-name="ro1">
          <table:table-cell office:value-type="string">
            <text:p>5 (0.04472423069402299, 'Sult1a1')</text:p>
          </table:table-cell>
          <table:table-cell table:number-columns-repeated="3"/>
          <table:table-cell office:value-type="string">
            <text:p>5 (0.04583084876994355, 'Clec1a')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Nupr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style-name="ce3" office:value-type="string">
            <text:p>Jun</text:p>
          </table:table-cell>
        </table:table-row>
        <table:table-row table:style-name="ro1">
          <table:table-cell office:value-type="string">
            <text:p>6 (0.043894719210145886, 'Klhl4')</text:p>
          </table:table-cell>
          <table:table-cell table:number-columns-repeated="3"/>
          <table:table-cell office:value-type="string">
            <text:p>6 (0.03204620222940018, 'Aldh1a1')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Mef2c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Egr1</text:p>
          </table:table-cell>
        </table:table-row>
        <table:table-row table:style-name="ro1">
          <table:table-cell office:value-type="string">
            <text:p>7 (0.04267584268297709, 'Selp')</text:p>
          </table:table-cell>
          <table:table-cell table:number-columns-repeated="3"/>
          <table:table-cell office:value-type="string">
            <text:p>7 (0.03189755446348853, 'Tmem176a')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Mcm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3" office:value-type="string">
            <text:p>Aldh1a1</text:p>
          </table:table-cell>
        </table:table-row>
        <table:table-row table:style-name="ro1">
          <table:table-cell office:value-type="string">
            <text:p>8 (0.04106253295951632, 'Enpp5')</text:p>
          </table:table-cell>
          <table:table-cell table:number-columns-repeated="3"/>
          <table:table-cell office:value-type="string">
            <text:p>8 (0.028588956809991958, 'Cpne8')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Ly6e</text:p>
          </table:table-cell>
          <table:table-cell table:number-columns-repeated="3"/>
        </table:table-row>
        <table:table-row table:style-name="ro2">
          <table:table-cell office:value-type="string">
            <text:p>9 (0.030820914993006113, 'Btg2')</text:p>
          </table:table-cell>
          <table:table-cell table:number-columns-repeated="3"/>
          <table:table-cell office:value-type="string">
            <text:p>9 (0.02426507499651639, 'Prtn3')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Lpl</text:p>
          </table:table-cell>
          <table:table-cell table:number-columns-repeated="3"/>
        </table:table-row>
        <table:table-row table:style-name="ro1">
          <table:table-cell office:value-type="string">
            <text:p>[[48 <text:s/>0]</text:p>
          </table:table-cell>
          <table:table-cell table:number-columns-repeated="3"/>
          <table:table-cell office:value-type="string">
            <text:p>[[ 86 <text:s/>10]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Jun</text:p>
          </table:table-cell>
          <table:table-cell table:number-columns-repeated="3"/>
        </table:table-row>
        <table:table-row table:style-name="ro1">
          <table:table-cell office:value-type="string">
            <text:p><text:s/>[ 0 69]]</text:p>
          </table:table-cell>
          <table:table-cell table:number-columns-repeated="3"/>
          <table:table-cell office:value-type="string">
            <text:p><text:s/>[ <text:s/>4 117]]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Exoc6b</text:p>
          </table:table-cell>
          <table:table-cell table:number-columns-repeated="3"/>
        </table:table-row>
        <table:table-row table:style-name="ro1">
          <table:table-cell office:value-type="string">
            <text:p>success of prediction, score: 0.9156626506024096</text:p>
          </table:table-cell>
          <table:table-cell table:number-columns-repeated="3"/>
          <table:table-cell office:value-type="string">
            <text:p>success of prediction, score: 0.92771084337349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Dnmt3b</text:p>
          </table:table-cell>
          <table:table-cell table:number-columns-repeated="3"/>
        </table:table-row>
        <table:table-row table:style-name="ro1">
          <table:table-cell office:value-type="string">
            <text:p>Random forest age predictors</text:p>
          </table:table-cell>
          <table:table-cell table:number-columns-repeated="3"/>
          <table:table-cell office:value-type="string">
            <text:p>Random forest age predictors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Dhrs3</text:p>
          </table:table-cell>
          <table:table-cell table:number-columns-repeated="3"/>
        </table:table-row>
        <table:table-row table:style-name="ro1">
          <table:table-cell office:value-type="string">
            <text:p>0 (0.07229101130180342, 'Btg2')</text:p>
          </table:table-cell>
          <table:table-cell table:number-columns-repeated="3"/>
          <table:table-cell office:value-type="string">
            <text:p>0 (0.07587855836132613, 'Btg2')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Clec1a</text:p>
          </table:table-cell>
          <table:table-cell table:number-columns-repeated="3"/>
        </table:table-row>
        <table:table-row table:style-name="ro1">
          <table:table-cell office:value-type="string">
            <text:p>1 (0.0677673610397635, 'Jun')</text:p>
          </table:table-cell>
          <table:table-cell table:number-columns-repeated="3"/>
          <table:table-cell office:value-type="string">
            <text:p>1 (0.07278262323762612, 'Mt1')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Aldh1a1</text:p>
          </table:table-cell>
          <table:table-cell table:number-columns-repeated="3"/>
        </table:table-row>
        <table:table-row table:style-name="ro1">
          <table:table-cell office:value-type="string">
            <text:p>2 (0.0664694697779313, 'Mt1')</text:p>
          </table:table-cell>
          <table:table-cell table:number-columns-repeated="3"/>
          <table:table-cell office:value-type="string">
            <text:p>2 (0.06641441300825512, 'Jun')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Zfp36</text:p>
          </table:table-cell>
          <table:table-cell table:number-columns-repeated="3"/>
        </table:table-row>
        <table:table-row table:style-name="ro2">
          <table:table-cell office:value-type="string">
            <text:p>3 (0.06481781061758313, 'Zfp36')</text:p>
          </table:table-cell>
          <table:table-cell table:number-columns-repeated="3"/>
          <table:table-cell office:value-type="string">
            <text:p>3 (0.052967912719053205, 'Zfp36')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Vwf</text:p>
          </table:table-cell>
          <table:table-cell table:number-columns-repeated="3"/>
        </table:table-row>
        <table:table-row table:style-name="ro1">
          <table:table-cell office:value-type="string">
            <text:p>4 (0.0581597128642149, 'Clca3a1')</text:p>
          </table:table-cell>
          <table:table-cell table:number-columns-repeated="3"/>
          <table:table-cell office:value-type="string">
            <text:p>4 (0.049486305023092765, 'Clca3a1')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Vmp1</text:p>
          </table:table-cell>
          <table:table-cell table:number-columns-repeated="3"/>
        </table:table-row>
        <table:table-row table:style-name="ro1">
          <table:table-cell office:value-type="string">
            <text:p>5 (0.038278477111500904, 'Ly6e')</text:p>
          </table:table-cell>
          <table:table-cell table:number-columns-repeated="3"/>
          <table:table-cell office:value-type="string">
            <text:p>5 (0.04298786602627682, 'Selp')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Tsc22d1</text:p>
          </table:table-cell>
          <table:table-cell table:number-columns-repeated="3"/>
        </table:table-row>
        <table:table-row table:style-name="ro1">
          <table:table-cell office:value-type="string">
            <text:p>6 (0.036406670172222946, 'Nupr1')</text:p>
          </table:table-cell>
          <table:table-cell table:number-columns-repeated="3"/>
          <table:table-cell office:value-type="string">
            <text:p>6 (0.04020695253254281, 'Nupr1')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Stxbp4</text:p>
          </table:table-cell>
          <table:table-cell table:number-columns-repeated="3"/>
        </table:table-row>
        <table:table-row table:style-name="ro2">
          <table:table-cell office:value-type="string">
            <text:p>7 (0.0322110320826924, 'Itgb3')</text:p>
          </table:table-cell>
          <table:table-cell table:number-columns-repeated="3"/>
          <table:table-cell office:value-type="string">
            <text:p>7 (0.035103981480239486, 'Ly6e')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Sdpr</text:p>
          </table:table-cell>
          <table:table-cell table:number-columns-repeated="3"/>
        </table:table-row>
        <table:table-row table:style-name="ro2">
          <table:table-cell office:value-type="string">
            <text:p>8 (0.029199467443735617, 'Prtn3')</text:p>
          </table:table-cell>
          <table:table-cell table:number-columns-repeated="3"/>
          <table:table-cell office:value-type="string">
            <text:p>8 (0.028344496595699837, 'Prtn3')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Sbspon</text:p>
          </table:table-cell>
          <table:table-cell table:number-columns-repeated="3"/>
        </table:table-row>
        <table:table-row table:style-name="ro1">
          <table:table-cell office:value-type="string">
            <text:p>9 (0.0284694822919705, 'Lst1')</text:p>
          </table:table-cell>
          <table:table-cell table:number-columns-repeated="3"/>
          <table:table-cell office:value-type="string">
            <text:p>9 (0.025146516283679053, 'Itgb3')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S100a6</text:p>
          </table:table-cell>
          <table:table-cell table:number-columns-repeated="3"/>
        </table:table-row>
        <table:table-row table:style-name="ro2">
          <table:table-cell office:value-type="string">
            <text:p>[[72 <text:s/>8]</text:p>
          </table:table-cell>
          <table:table-cell table:number-columns-repeated="3"/>
          <table:table-cell office:value-type="string">
            <text:p>[[75 <text:s/>5]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Procr</text:p>
          </table:table-cell>
          <table:table-cell table:number-columns-repeated="3"/>
        </table:table-row>
        <table:table-row table:style-name="ro1">
          <table:table-cell office:value-type="string">
            <text:p><text:s/>[ 6 80]]</text:p>
          </table:table-cell>
          <table:table-cell table:number-columns-repeated="3"/>
          <table:table-cell office:value-type="string">
            <text:p><text:s/>[ 7 79]]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Plxdc2</text:p>
          </table:table-cell>
          <table:table-cell table:number-columns-repeated="3"/>
        </table:table-row>
        <table:table-row table:style-name="ro1">
          <table:table-cell office:value-type="string">
            <text:p>success of prediction, score: 0.9400921658986175</text:p>
          </table:table-cell>
          <table:table-cell table:number-columns-repeated="3"/>
          <table:table-cell office:value-type="string">
            <text:p>success of prediction, score: 0.9725609756097561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Plscr2</text:p>
          </table:table-cell>
          <table:table-cell table:number-columns-repeated="3"/>
        </table:table-row>
        <table:table-row table:style-name="ro1">
          <table:table-cell office:value-type="string">
            <text:p>Random forest age predictors</text:p>
          </table:table-cell>
          <table:table-cell table:number-columns-repeated="3"/>
          <table:table-cell office:value-type="string">
            <text:p>Random forest age predictors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Plscr1</text:p>
          </table:table-cell>
          <table:table-cell table:number-columns-repeated="3"/>
        </table:table-row>
        <table:table-row table:style-name="ro2">
          <table:table-cell office:value-type="string">
            <text:p>0 (0.11357086890672377, 'Sult1a1')</text:p>
          </table:table-cell>
          <table:table-cell table:number-columns-repeated="3"/>
          <table:table-cell office:value-type="string">
            <text:p>0 (0.11226668339351174, 'Sult1a1')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Plek</text:p>
          </table:table-cell>
          <table:table-cell table:number-columns-repeated="3"/>
        </table:table-row>
        <table:table-row table:style-name="ro2">
          <table:table-cell office:value-type="string">
            <text:p>1 (0.08902471082253349, 'Gda')</text:p>
          </table:table-cell>
          <table:table-cell table:number-columns-repeated="3"/>
          <table:table-cell office:value-type="string">
            <text:p>1 (0.10875520173133178, 'Nupr1')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string">
            <text:p>Pbx3</text:p>
          </table:table-cell>
          <table:table-cell table:number-columns-repeated="3"/>
        </table:table-row>
        <table:table-row table:style-name="ro1">
          <table:table-cell office:value-type="string">
            <text:p>2 (0.06369269831137431, 'Selp')</text:p>
          </table:table-cell>
          <table:table-cell table:number-columns-repeated="3"/>
          <table:table-cell office:value-type="string">
            <text:p>2 (0.10642141183851857, 'Clec1a')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string">
            <text:p>Oxr1</text:p>
          </table:table-cell>
          <table:table-cell table:number-columns-repeated="3"/>
        </table:table-row>
        <table:table-row table:style-name="ro1">
          <table:table-cell office:value-type="string">
            <text:p>3 (0.06250314547157385, 'Nupr1')</text:p>
          </table:table-cell>
          <table:table-cell table:number-columns-repeated="3"/>
          <table:table-cell office:value-type="string">
            <text:p>3 (0.08070472704095806, 'Selp')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Npdc1</text:p>
          </table:table-cell>
          <table:table-cell table:number-columns-repeated="3"/>
        </table:table-row>
        <table:table-row table:style-name="ro1">
          <table:table-cell office:value-type="string">
            <text:p>4 (0.04643526079665242, 'Tmem176a')</text:p>
          </table:table-cell>
          <table:table-cell table:number-columns-repeated="3"/>
          <table:table-cell office:value-type="string">
            <text:p>4 (0.07517530684827277, 'Dhrs3')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Muc13</text:p>
          </table:table-cell>
          <table:table-cell table:number-columns-repeated="3"/>
        </table:table-row>
        <table:table-row table:style-name="ro1">
          <table:table-cell office:value-type="string">
            <text:p>5 (0.044986925283604234, 'Clec1a')</text:p>
          </table:table-cell>
          <table:table-cell table:number-columns-repeated="3"/>
          <table:table-cell office:value-type="string">
            <text:p>5 (0.06851619879916354, 'Prtn3')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string">
            <text:p>Mt1</text:p>
          </table:table-cell>
          <table:table-cell table:number-columns-repeated="3"/>
        </table:table-row>
        <table:table-row table:style-name="ro1">
          <table:table-cell office:value-type="string">
            <text:p>6 (0.04249067641864387, 'Aldh1a1')</text:p>
          </table:table-cell>
          <table:table-cell table:number-columns-repeated="3"/>
          <table:table-cell office:value-type="string">
            <text:p>6 (0.049935110517688425, 'Enpp5')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string">
            <text:p>Mmrn1</text:p>
          </table:table-cell>
          <table:table-cell table:number-columns-repeated="3"/>
        </table:table-row>
        <table:table-row table:style-name="ro2">
          <table:table-cell office:value-type="string">
            <text:p>7 (0.036322901870706345, 'Plscr2')</text:p>
          </table:table-cell>
          <table:table-cell table:number-columns-repeated="3"/>
          <table:table-cell office:value-type="string">
            <text:p>7 (0.04435818229198486, 'Sdpr')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string">
            <text:p>Mllt3</text:p>
          </table:table-cell>
          <table:table-cell table:number-columns-repeated="3"/>
        </table:table-row>
        <table:table-row table:style-name="ro2">
          <table:table-cell office:value-type="string">
            <text:p>8 (0.03163876593760513, 'Vwf')</text:p>
          </table:table-cell>
          <table:table-cell table:number-columns-repeated="3"/>
          <table:table-cell office:value-type="string">
            <text:p>8 (0.04282228033732859, 'Zfp36')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string">
            <text:p>Mcm7</text:p>
          </table:table-cell>
          <table:table-cell table:number-columns-repeated="3"/>
        </table:table-row>
        <table:table-row table:style-name="ro1">
          <table:table-cell office:value-type="string">
            <text:p>9 (0.02874579734783429, 'Tgm2')</text:p>
          </table:table-cell>
          <table:table-cell table:number-columns-repeated="3"/>
          <table:table-cell office:value-type="string">
            <text:p>9 (0.0403986678573866, 'Ebi3')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Lst1</text:p>
          </table:table-cell>
          <table:table-cell table:number-columns-repeated="3"/>
        </table:table-row>
        <table:table-row table:style-name="ro1">
          <table:table-cell office:value-type="string">
            <text:p>[[ 88 <text:s text:c="2"/>8]</text:p>
          </table:table-cell>
          <table:table-cell table:number-columns-repeated="3"/>
          <table:table-cell office:value-type="string">
            <text:p>[[150 <text:s text:c="2"/>3]</text:p>
          </table:table-cell>
          <table:table-cell table:number-columns-repeated="3"/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string">
            <text:p>Lsp1</text:p>
          </table:table-cell>
          <table:table-cell table:number-columns-repeated="3"/>
        </table:table-row>
        <table:table-row table:style-name="ro1">
          <table:table-cell office:value-type="string">
            <text:p><text:s/>[ <text:s/>5 116]]</text:p>
          </table:table-cell>
          <table:table-cell table:number-columns-repeated="3"/>
          <table:table-cell office:value-type="string">
            <text:p><text:s/>[ <text:s/>6 169]]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string">
            <text:p>Lpar6</text:p>
          </table:table-cell>
          <table:table-cell table:number-columns-repeated="3"/>
        </table:table-row>
        <table:table-row table:style-name="ro1">
          <table:table-cell office:value-type="string">
            <text:p>success of prediction, score: 0.9695121951219512</text:p>
          </table:table-cell>
          <table:table-cell table:number-columns-repeated="3"/>
          <table:table-cell office:value-type="string">
            <text:p>success of prediction, score: 1.0</text:p>
          </table:table-cell>
          <table:table-cell table:number-columns-repeated="3"/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string">
            <text:p>Klhl4</text:p>
          </table:table-cell>
          <table:table-cell table:number-columns-repeated="3"/>
        </table:table-row>
        <table:table-row table:style-name="ro1">
          <table:table-cell office:value-type="string">
            <text:p>Random forest age predictors</text:p>
          </table:table-cell>
          <table:table-cell table:number-columns-repeated="3"/>
          <table:table-cell office:value-type="string">
            <text:p>Random forest age predictors</text:p>
          </table:table-cell>
          <table:table-cell table:number-columns-repeated="3"/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string">
            <text:p>Itgb3</text:p>
          </table:table-cell>
          <table:table-cell table:number-columns-repeated="3"/>
        </table:table-row>
        <table:table-row table:style-name="ro2">
          <table:table-cell office:value-type="string">
            <text:p>0 (0.11336206348280684, 'Clec1a')</text:p>
          </table:table-cell>
          <table:table-cell table:number-columns-repeated="3"/>
          <table:table-cell office:value-type="string">
            <text:p>0 (0.09183993177038983, 'Sdpr')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string">
            <text:p>Gpr183</text:p>
          </table:table-cell>
          <table:table-cell table:number-columns-repeated="3"/>
        </table:table-row>
        <table:table-row table:style-name="ro2">
          <table:table-cell office:value-type="string">
            <text:p>1 (0.10975164398820407, 'Sult1a1')</text:p>
          </table:table-cell>
          <table:table-cell table:number-columns-repeated="3"/>
          <table:table-cell office:value-type="string">
            <text:p>1 (0.09170842590126621, 'Mt1')</text:p>
          </table:table-cell>
          <table:table-cell table:number-columns-repeated="3"/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string">
            <text:p>Gda</text:p>
          </table:table-cell>
          <table:table-cell table:number-columns-repeated="3"/>
        </table:table-row>
        <table:table-row table:style-name="ro2">
          <table:table-cell office:value-type="string">
            <text:p>2 (0.10863554442034509, 'Nupr1')</text:p>
          </table:table-cell>
          <table:table-cell table:number-columns-repeated="3"/>
          <table:table-cell office:value-type="string">
            <text:p>2 (0.06660108512531958, 'Nupr1')</text:p>
          </table:table-cell>
          <table:table-cell table:number-columns-repeated="3"/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string">
            <text:p>Fyb</text:p>
          </table:table-cell>
          <table:table-cell table:number-columns-repeated="3"/>
        </table:table-row>
        <table:table-row table:style-name="ro1">
          <table:table-cell office:value-type="string">
            <text:p>3 (0.08451968239388029, 'Prtn3')</text:p>
          </table:table-cell>
          <table:table-cell table:number-columns-repeated="3"/>
          <table:table-cell office:value-type="string">
            <text:p>3 (0.058210755578573734, 'Plscr2')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string">
            <text:p>Fhl1</text:p>
          </table:table-cell>
          <table:table-cell table:number-columns-repeated="3"/>
        </table:table-row>
        <table:table-row table:style-name="ro1">
          <table:table-cell office:value-type="string">
            <text:p>4 (0.07959498111561836, 'Selp')</text:p>
          </table:table-cell>
          <table:table-cell table:number-columns-repeated="3"/>
          <table:table-cell office:value-type="string">
            <text:p>4 (0.05687020968977163, 'Aldh1a1')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string">
            <text:p>Enpp5</text:p>
          </table:table-cell>
          <table:table-cell table:number-columns-repeated="3"/>
        </table:table-row>
        <table:table-row table:style-name="ro1">
          <table:table-cell office:value-type="string">
            <text:p>5 (0.06346846035563289, 'Dhrs3')</text:p>
          </table:table-cell>
          <table:table-cell table:number-columns-repeated="3"/>
          <table:table-cell office:value-type="string">
            <text:p>5 (0.05428096565798915, 'Sult1a1')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Egr1</text:p>
          </table:table-cell>
          <table:table-cell table:number-columns-repeated="3"/>
        </table:table-row>
        <table:table-row table:style-name="ro1">
          <table:table-cell office:value-type="string">
            <text:p>6 (0.049532606587477594, 'Enpp5')</text:p>
          </table:table-cell>
          <table:table-cell table:number-columns-repeated="3"/>
          <table:table-cell office:value-type="string">
            <text:p>6 (0.04431317042715248, 'Klhl4')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string">
            <text:p>Ebi3</text:p>
          </table:table-cell>
          <table:table-cell table:number-columns-repeated="3"/>
        </table:table-row>
        <table:table-row table:style-name="ro1">
          <table:table-cell office:value-type="string">
            <text:p>7 (0.04806931361544471, 'Zfp36')</text:p>
          </table:table-cell>
          <table:table-cell table:number-columns-repeated="3"/>
          <table:table-cell office:value-type="string">
            <text:p>7 (0.04170601236187916, 'Enpp5')</text:p>
          </table:table-cell>
          <table:table-cell table:number-columns-repeated="3"/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string">
            <text:p>Cyp26b1</text:p>
          </table:table-cell>
          <table:table-cell table:number-columns-repeated="3"/>
        </table:table-row>
        <table:table-row table:style-name="ro2">
          <table:table-cell office:value-type="string">
            <text:p>8 (0.041587523165260584, 'Sdpr')</text:p>
          </table:table-cell>
          <table:table-cell table:number-columns-repeated="3"/>
          <table:table-cell office:value-type="string">
            <text:p>8 (0.037857496333257384, 'Selp')</text:p>
          </table:table-cell>
          <table:table-cell table:number-columns-repeated="3"/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Cpne8</text:p>
          </table:table-cell>
          <table:table-cell table:number-columns-repeated="3"/>
        </table:table-row>
        <table:table-row table:style-name="ro1">
          <table:table-cell office:value-type="string">
            <text:p>9 (0.03993108969568923, 'Ly6e')</text:p>
          </table:table-cell>
          <table:table-cell table:number-columns-repeated="3"/>
          <table:table-cell office:value-type="string">
            <text:p>9 (0.030010754672466514, 'Clec1a')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string">
            <text:p>Cd63</text:p>
          </table:table-cell>
          <table:table-cell table:number-columns-repeated="3"/>
        </table:table-row>
        <table:table-row table:style-name="ro1">
          <table:table-cell office:value-type="string">
            <text:p>[[148 <text:s text:c="2"/>5]</text:p>
          </table:table-cell>
          <table:table-cell table:number-columns-repeated="3"/>
          <table:table-cell office:value-type="string">
            <text:p>[[48 <text:s/>0]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string">
            <text:p>Cd34</text:p>
          </table:table-cell>
          <table:table-cell table:number-columns-repeated="3"/>
        </table:table-row>
        <table:table-row table:style-name="ro1">
          <table:table-cell office:value-type="string">
            <text:p><text:s/>[ <text:s/>5 170]]</text:p>
          </table:table-cell>
          <table:table-cell table:number-columns-repeated="3"/>
          <table:table-cell office:value-type="string">
            <text:p><text:s/>[ 0 69]]</text:p>
          </table:table-cell>
          <table:table-cell table:number-columns-repeated="3"/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string">
            <text:p>Art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string">
            <text:p>Anxa6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string">
            <text:p>Alcam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string">
            <text:p>Tox</text:p>
          </table:table-cell>
          <table:table-cell table:number-columns-repeated="3"/>
        </table:table-row>
        <table:table-row table:style-name="ro3">
          <table:table-cell office:value-type="string">
            <text:p>Best RNDforest scaled data</text:p>
          </table:table-cell>
          <table:table-cell table:number-columns-repeated="7"/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string">
            <text:p>Tnfsf1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string">
            <text:p>Tc2n</text:p>
          </table:table-cell>
          <table:table-cell table:number-columns-repeated="3"/>
        </table:table-row>
        <table:table-row table:style-name="ro2">
          <table:table-cell table:style-name="ce2" office:value-type="string">
            <text:p>Top10</text:p>
          </table:table-cell>
          <table:table-cell office:value-type="string">
            <text:p>Ma</text:p>
          </table:table-cell>
          <table:table-cell office:value-type="string">
            <text:p>Ki</text:p>
          </table:table-cell>
          <table:table-cell office:value-type="string">
            <text:p>Ko</text:p>
          </table:table-cell>
          <table:table-cell office:value-type="string">
            <text:p>Gr</text:p>
          </table:table-cell>
          <table:table-cell office:value-type="string">
            <text:p>sum</text:p>
          </table:table-cell>
          <table:table-cell table:number-columns-repeated="2"/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string">
            <text:p>Syk</text:p>
          </table:table-cell>
          <table:table-cell table:number-columns-repeated="3"/>
        </table:table-row>
        <table:table-row table:style-name="ro1">
          <table:table-cell office:value-type="string">
            <text:p>Nupr1</text:p>
          </table:table-cell>
          <table:table-cell office:value-type="float" office:value="0.071">
            <text:p>0.071</text:p>
          </table:table-cell>
          <table:table-cell office:value-type="float" office:value="0.04">
            <text:p>0.04</text:p>
          </table:table-cell>
          <table:table-cell office:value-type="float" office:value="0.109">
            <text:p>0.109</text:p>
          </table:table-cell>
          <table:table-cell office:value-type="float" office:value="0.067">
            <text:p>0.067</text:p>
          </table:table-cell>
          <table:table-cell office:value-type="float" office:value="0.286">
            <text:p>0.286</text:p>
          </table:table-cell>
          <table:table-cell table:number-columns-repeated="2"/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string">
            <text:p>Socs2</text:p>
          </table:table-cell>
          <table:table-cell table:number-columns-repeated="3"/>
        </table:table-row>
        <table:table-row table:style-name="ro1">
          <table:table-cell office:value-type="string">
            <text:p>Sult1a1</text:p>
          </table:table-cell>
          <table:table-cell office:value-type="float" office:value="0.113">
            <text:p>0.113</text:p>
          </table:table-cell>
          <table:table-cell office:value-type="float" office:value="0.004">
            <text:p>0.004</text:p>
          </table:table-cell>
          <table:table-cell office:value-type="float" office:value="0.112">
            <text:p>0.112</text:p>
          </table:table-cell>
          <table:table-cell office:value-type="float" office:value="0.054">
            <text:p>0.054</text:p>
          </table:table-cell>
          <table:table-cell office:value-type="float" office:value="0.284">
            <text:p>0.284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string">
            <text:p>Slc28a2</text:p>
          </table:table-cell>
          <table:table-cell table:number-columns-repeated="3"/>
        </table:table-row>
        <table:table-row table:style-name="ro1">
          <table:table-cell office:value-type="string">
            <text:p>Selp</text:p>
          </table:table-cell>
          <table:table-cell office:value-type="float" office:value="0.071">
            <text:p>0.071</text:p>
          </table:table-cell>
          <table:table-cell office:value-type="float" office:value="0.043">
            <text:p>0.043</text:p>
          </table:table-cell>
          <table:table-cell office:value-type="float" office:value="0.081">
            <text:p>0.081</text:p>
          </table:table-cell>
          <table:table-cell office:value-type="float" office:value="0.038">
            <text:p>0.038</text:p>
          </table:table-cell>
          <table:table-cell office:value-type="float" office:value="0.233">
            <text:p>0.233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string">
            <text:p>Slc14a1</text:p>
          </table:table-cell>
          <table:table-cell table:number-columns-repeated="3"/>
        </table:table-row>
        <table:table-row table:style-name="ro1">
          <table:table-cell office:value-type="string">
            <text:p>Clec1a</text:p>
          </table:table-cell>
          <table:table-cell office:value-type="float" office:value="0.046">
            <text:p>0.046</text:p>
          </table:table-cell>
          <table:table-cell office:value-type="float" office:value="0.001">
            <text:p>0.001</text:p>
          </table:table-cell>
          <table:table-cell office:value-type="float" office:value="0.106">
            <text:p>0.106</text:p>
          </table:table-cell>
          <table:table-cell office:value-type="float" office:value="0.03">
            <text:p>0.03</text:p>
          </table:table-cell>
          <table:table-cell office:value-type="float" office:value="0.183">
            <text:p>0.183</text:p>
          </table:table-cell>
          <table:table-cell table:number-columns-repeated="2"/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string">
            <text:p>Sfrp1</text:p>
          </table:table-cell>
          <table:table-cell table:number-columns-repeated="3"/>
        </table:table-row>
        <table:table-row table:style-name="ro2">
          <table:table-cell office:value-type="string">
            <text:p>Mt1</text:p>
          </table:table-cell>
          <table:table-cell office:value-type="float" office:value="0.011">
            <text:p>0.011</text:p>
          </table:table-cell>
          <table:table-cell office:value-type="float" office:value="0.073">
            <text:p>0.073</text:p>
          </table:table-cell>
          <table:table-cell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0.175">
            <text:p>0.175</text:p>
          </table:table-cell>
          <table:table-cell table:number-columns-repeated="2"/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string">
            <text:p>Rorb</text:p>
          </table:table-cell>
          <table:table-cell table:number-columns-repeated="3"/>
        </table:table-row>
        <table:table-row table:style-name="ro1">
          <table:table-cell office:value-type="string">
            <text:p>Sdpr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0.044">
            <text:p>0.044</text:p>
          </table:table-cell>
          <table:table-cell office:value-type="float" office:value="0.092">
            <text:p>0.092</text:p>
          </table:table-cell>
          <table:table-cell office:value-type="float" office:value="0.152">
            <text:p>0.152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Rnase6</text:p>
          </table:table-cell>
          <table:table-cell table:number-columns-repeated="3"/>
        </table:table-row>
        <table:table-row table:style-name="ro2">
          <table:table-cell office:value-type="string">
            <text:p>Prtn3</text:p>
          </table:table-cell>
          <table:table-cell office:value-type="float" office:value="0.024">
            <text:p>0.024</text:p>
          </table:table-cell>
          <table:table-cell office:value-type="float" office:value="0.028">
            <text:p>0.028</text:p>
          </table:table-cell>
          <table:table-cell office:value-type="float" office:value="0.069">
            <text:p>0.069</text:p>
          </table:table-cell>
          <table:table-cell office:value-type="float" office:value="0.001">
            <text:p>0.001</text:p>
          </table:table-cell>
          <table:table-cell office:value-type="float" office:value="0.122">
            <text:p>0.122</text:p>
          </table:table-cell>
          <table:table-cell table:number-columns-repeated="2"/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string">
            <text:p>Rhoj</text:p>
          </table:table-cell>
          <table:table-cell table:number-columns-repeated="3"/>
        </table:table-row>
        <table:table-row table:style-name="ro1">
          <table:table-cell office:value-type="string">
            <text:p>Plscr2</text:p>
          </table:table-cell>
          <table:table-cell office:value-type="float" office:value="0.048">
            <text:p>0.048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float" office:value="0.058">
            <text:p>0.058</text:p>
          </table:table-cell>
          <table:table-cell office:value-type="float" office:value="0.119">
            <text:p>0.119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string">
            <text:p>Rfc2</text:p>
          </table:table-cell>
          <table:table-cell table:number-columns-repeated="3"/>
        </table:table-row>
        <table:table-row table:style-name="ro1">
          <table:table-cell office:value-type="string">
            <text:p>Jun</text:p>
          </table:table-cell>
          <table:table-cell office:value-type="float" office:value="0.002">
            <text:p>0.002</text:p>
          </table:table-cell>
          <table:table-cell office:value-type="float" office:value="0.066">
            <text:p>0.066</text:p>
          </table:table-cell>
          <table:table-cell office:value-type="float" office:value="0.038">
            <text:p>0.038</text:p>
          </table:table-cell>
          <table:table-cell office:value-type="float" office:value="0.004">
            <text:p>0.004</text:p>
          </table:table-cell>
          <table:table-cell office:value-type="float" office:value="0.111">
            <text:p>0.111</text:p>
          </table:table-cell>
          <table:table-cell table:number-columns-repeated="2"/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string">
            <text:p>Plscr4</text:p>
          </table:table-cell>
          <table:table-cell table:number-columns-repeated="3"/>
        </table:table-row>
        <table:table-row table:style-name="ro1">
          <table:table-cell office:value-type="string">
            <text:p>Aldh1a1</text:p>
          </table:table-cell>
          <table:table-cell office:value-type="float" office:value="0.032">
            <text:p>0.032</text:p>
          </table:table-cell>
          <table:table-cell office:value-type="float" office:value="0.005">
            <text:p>0.005</text:p>
          </table:table-cell>
          <table:table-cell office:value-type="float" office:value="0.012">
            <text:p>0.012</text:p>
          </table:table-cell>
          <table:table-cell office:value-type="float" office:value="0.057">
            <text:p>0.057</text:p>
          </table:table-cell>
          <table:table-cell office:value-type="float" office:value="0.106">
            <text:p>0.106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string">
            <text:p>Plcl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string">
            <text:p>Plac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Phactr1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string">
            <text:p>Pgr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string">
            <text:p>Neo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string">
            <text:p>Ndrg1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string">
            <text:p>Ndn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string">
            <text:p>Mlec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Matn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string">
            <text:p>Mamdc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string">
            <text:p>Klrb1c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string">
            <text:p>Kcnip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string">
            <text:p>Jam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string">
            <text:p>Hnf4a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string">
            <text:p>Gstm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string">
            <text:p>Gadd45g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string">
            <text:p>Flt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string">
            <text:p>Ehd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Col4a2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string">
            <text:p>Clu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string">
            <text:p>Btg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string">
            <text:p>Arhgap29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2.6528in" svg:height="3.2594in" svg:x="7.4059in" svg:y="4.2433in">
            <draw:text-box>
              <text:p>We should pay attention to sets, how they predict and how they are predicted. So far sets 0 and 3 perform the best</text:p>
              <text:p>Sets order was:</text:p>
              <text:p>['GSE100426_SC_Mann_corr_sel_norm_log.tsv',</text:p>
              <text:p><text:s/>'Kirshner_2t_merged_sel_norm_log.tsv',</text:p>
              <text:p><text:s/>'GSE59114_C57BL6_merged_sel_norm_log.tsv',</text:p>
              <text:p><text:s/>'Grover_count_filteredcorr_sel_norm_log.tsv']</text:p>
            </draw:text-box>
          </draw:frame>
        </table:shapes>
        <table:table-column table:style-name="co4" table:number-columns-repeated="56" table:default-cell-style-name="Default"/>
        <table:table-row table:style-name="ro1">
          <table:table-cell office:value-type="string">
            <text:p>Script fit_predict</text:p>
          </table:table-cell>
          <table:table-cell table:number-columns-repeated="4"/>
          <table:table-cell office:value-type="string">
            <text:p>Scaled </text:p>
          </table:table-cell>
          <table:table-cell table:number-columns-repeated="50"/>
        </table:table-row>
        <table:table-row table:style-name="ro1">
          <table:table-cell table:style-name="ce2" office:value-type="string">
            <text:p>full set random forest</text:p>
          </table:table-cell>
          <table:table-cell table:number-columns-repeated="2"/>
          <table:table-cell table:style-name="ce2" office:value-type="string">
            <text:p>ADAboost full set AS</text:p>
          </table:table-cell>
          <table:table-cell/>
          <table:table-cell table:style-name="ce2" office:value-type="string">
            <text:p>full set random forest</text:p>
          </table:table-cell>
          <table:table-cell table:number-columns-repeated="2"/>
          <table:table-cell table:style-name="ce2" office:value-type="string">
            <text:p>ADAboost full set AS</text:p>
          </table:table-cell>
          <table:table-cell table:number-columns-repeated="47"/>
        </table:table-row>
        <table:table-row table:style-name="ro1">
          <table:table-cell office:value-type="string">
            <text:p>success of prediction: 0.9354838709677419</text:p>
          </table:table-cell>
          <table:table-cell table:number-columns-repeated="2"/>
          <table:table-cell office:value-type="string">
            <text:p>success of prediction: 1.0</text:p>
          </table:table-cell>
          <table:table-cell/>
          <table:table-cell office:value-type="string">
            <text:p>File GSE100426_ score: 0.9354838709677419</text:p>
          </table:table-cell>
          <table:table-cell table:number-columns-repeated="2"/>
          <table:table-cell office:value-type="string">
            <text:p>File GSE100426_ score: 1.0</text:p>
          </table:table-cell>
          <table:table-cell table:number-columns-repeated="47"/>
        </table:table-row>
        <table:table-row table:style-name="ro1">
          <table:table-cell office:value-type="string">
            <text:p>[[ 86 <text:s/>10]</text:p>
          </table:table-cell>
          <table:table-cell table:number-columns-repeated="2"/>
          <table:table-cell office:value-type="string">
            <text:p>[[ 96 <text:s text:c="2"/>0]</text:p>
          </table:table-cell>
          <table:table-cell/>
          <table:table-cell office:value-type="string">
            <text:p>[[ 86 <text:s/>10]</text:p>
          </table:table-cell>
          <table:table-cell table:number-columns-repeated="2"/>
          <table:table-cell office:value-type="string">
            <text:p>[[ 96 <text:s text:c="2"/>0]</text:p>
          </table:table-cell>
          <table:table-cell table:number-columns-repeated="47"/>
        </table:table-row>
        <table:table-row table:style-name="ro1">
          <table:table-cell office:value-type="string">
            <text:p><text:s/>[ <text:s/>4 117]]</text:p>
          </table:table-cell>
          <table:table-cell table:number-columns-repeated="2"/>
          <table:table-cell office:value-type="string">
            <text:p><text:s/>[ <text:s/>0 121]]</text:p>
          </table:table-cell>
          <table:table-cell/>
          <table:table-cell office:value-type="string">
            <text:p><text:s/>[ <text:s/>4 117]]</text:p>
          </table:table-cell>
          <table:table-cell table:number-columns-repeated="2"/>
          <table:table-cell office:value-type="string">
            <text:p><text:s/>[ <text:s/>0 121]]</text:p>
          </table:table-cell>
          <table:table-cell table:number-columns-repeated="47"/>
        </table:table-row>
        <table:table-row table:style-name="ro1">
          <table:table-cell office:value-type="string">
            <text:p>success of prediction: 0.927710843373494</text:p>
          </table:table-cell>
          <table:table-cell table:number-columns-repeated="2"/>
          <table:table-cell office:value-type="string">
            <text:p>success of prediction: 1.0</text:p>
          </table:table-cell>
          <table:table-cell/>
          <table:table-cell office:value-type="string">
            <text:p>File Kirshner_2 score: 0.927710843373494</text:p>
          </table:table-cell>
          <table:table-cell table:number-columns-repeated="2"/>
          <table:table-cell office:value-type="string">
            <text:p>File Kirshner_2 score: 1.0</text:p>
          </table:table-cell>
          <table:table-cell table:number-columns-repeated="47"/>
        </table:table-row>
        <table:table-row table:style-name="ro1">
          <table:table-cell office:value-type="string">
            <text:p>[[75 <text:s/>5]</text:p>
          </table:table-cell>
          <table:table-cell table:number-columns-repeated="2"/>
          <table:table-cell office:value-type="string">
            <text:p>[[80 <text:s/>0]</text:p>
          </table:table-cell>
          <table:table-cell/>
          <table:table-cell office:value-type="string">
            <text:p>[[75 <text:s/>5]</text:p>
          </table:table-cell>
          <table:table-cell table:number-columns-repeated="2"/>
          <table:table-cell office:value-type="string">
            <text:p>[[80 <text:s/>0]</text:p>
          </table:table-cell>
          <table:table-cell table:number-columns-repeated="47"/>
        </table:table-row>
        <table:table-row table:style-name="ro1">
          <table:table-cell office:value-type="string">
            <text:p><text:s/>[ 7 79]]</text:p>
          </table:table-cell>
          <table:table-cell table:number-columns-repeated="2"/>
          <table:table-cell office:value-type="string">
            <text:p><text:s/>[ 0 86]]</text:p>
          </table:table-cell>
          <table:table-cell/>
          <table:table-cell office:value-type="string">
            <text:p><text:s/>[ 7 79]]</text:p>
          </table:table-cell>
          <table:table-cell table:number-columns-repeated="2"/>
          <table:table-cell office:value-type="string">
            <text:p><text:s/>[ 0 86]]</text:p>
          </table:table-cell>
          <table:table-cell table:number-columns-repeated="47"/>
        </table:table-row>
        <table:table-row table:style-name="ro1">
          <table:table-cell office:value-type="string">
            <text:p>success of prediction: 0.9725609756097561</text:p>
          </table:table-cell>
          <table:table-cell table:number-columns-repeated="2"/>
          <table:table-cell office:value-type="string">
            <text:p>success of prediction: 1.0</text:p>
          </table:table-cell>
          <table:table-cell/>
          <table:table-cell office:value-type="string">
            <text:p>File GSE59114_C score: 0.9725609756097561</text:p>
          </table:table-cell>
          <table:table-cell table:number-columns-repeated="2"/>
          <table:table-cell office:value-type="string">
            <text:p>File GSE59114_C score: 1.0</text:p>
          </table:table-cell>
          <table:table-cell table:number-columns-repeated="47"/>
        </table:table-row>
        <table:table-row table:style-name="ro1">
          <table:table-cell office:value-type="string">
            <text:p>[[150 <text:s text:c="2"/>3]</text:p>
          </table:table-cell>
          <table:table-cell table:number-columns-repeated="2"/>
          <table:table-cell office:value-type="string">
            <text:p>[[153 <text:s text:c="2"/>0]</text:p>
          </table:table-cell>
          <table:table-cell/>
          <table:table-cell office:value-type="string">
            <text:p>[[150 <text:s text:c="2"/>3]</text:p>
          </table:table-cell>
          <table:table-cell table:number-columns-repeated="2"/>
          <table:table-cell office:value-type="string">
            <text:p>[[153 <text:s text:c="2"/>0]</text:p>
          </table:table-cell>
          <table:table-cell table:number-columns-repeated="47"/>
        </table:table-row>
        <table:table-row table:style-name="ro1">
          <table:table-cell office:value-type="string">
            <text:p><text:s/>[ <text:s/>6 169]]</text:p>
          </table:table-cell>
          <table:table-cell table:number-columns-repeated="2"/>
          <table:table-cell office:value-type="string">
            <text:p><text:s/>[ <text:s/>0 175]]</text:p>
          </table:table-cell>
          <table:table-cell/>
          <table:table-cell office:value-type="string">
            <text:p><text:s/>[ <text:s/>6 169]]</text:p>
          </table:table-cell>
          <table:table-cell table:number-columns-repeated="2"/>
          <table:table-cell office:value-type="string">
            <text:p><text:s/>[ <text:s/>0 175]]</text:p>
          </table:table-cell>
          <table:table-cell table:number-columns-repeated="47"/>
        </table:table-row>
        <table:table-row table:style-name="ro1">
          <table:table-cell office:value-type="string">
            <text:p>success of prediction: 1.0</text:p>
          </table:table-cell>
          <table:table-cell table:number-columns-repeated="2"/>
          <table:table-cell office:value-type="string">
            <text:p>success of prediction: 1.0</text:p>
          </table:table-cell>
          <table:table-cell/>
          <table:table-cell office:value-type="string">
            <text:p>File Grover_cou score: 1.0</text:p>
          </table:table-cell>
          <table:table-cell table:number-columns-repeated="2"/>
          <table:table-cell office:value-type="string">
            <text:p>File Grover_cou score: 1.0</text:p>
          </table:table-cell>
          <table:table-cell table:number-columns-repeated="47"/>
        </table:table-row>
        <table:table-row table:style-name="ro1">
          <table:table-cell office:value-type="string">
            <text:p>[[48 <text:s/>0]</text:p>
          </table:table-cell>
          <table:table-cell table:number-columns-repeated="2"/>
          <table:table-cell office:value-type="string">
            <text:p>[[48 <text:s/>0]</text:p>
          </table:table-cell>
          <table:table-cell/>
          <table:table-cell office:value-type="string">
            <text:p>[[48 <text:s/>0]</text:p>
          </table:table-cell>
          <table:table-cell table:number-columns-repeated="2"/>
          <table:table-cell office:value-type="string">
            <text:p>[[48 <text:s/>0]</text:p>
          </table:table-cell>
          <table:table-cell table:number-columns-repeated="47"/>
        </table:table-row>
        <table:table-row table:style-name="ro1">
          <table:table-cell office:value-type="string">
            <text:p><text:s/>[ 0 69]]</text:p>
          </table:table-cell>
          <table:table-cell table:number-columns-repeated="2"/>
          <table:table-cell office:value-type="string">
            <text:p><text:s/>[ 0 69]]</text:p>
          </table:table-cell>
          <table:table-cell/>
          <table:table-cell office:value-type="string">
            <text:p><text:s/>[ 0 69]]</text:p>
          </table:table-cell>
          <table:table-cell table:number-columns-repeated="2"/>
          <table:table-cell office:value-type="string">
            <text:p><text:s/>[ 0 69]]</text:p>
          </table:table-cell>
          <table:table-cell table:number-columns-repeated="47"/>
        </table:table-row>
        <table:table-row table:style-name="ro1" table:number-rows-repeated="2">
          <table:table-cell table:number-columns-repeated="56"/>
        </table:table-row>
        <table:table-row table:style-name="ro1">
          <table:table-cell office:value-type="string">
            <text:p>We can train for one set and test for other only if gene lists are the same</text:p>
          </table:table-cell>
          <table:table-cell table:number-columns-repeated="55"/>
        </table:table-row>
        <table:table-row table:style-name="ro1">
          <table:table-cell office:value-type="string">
            <text:p>We select genes with only two criteria</text:p>
          </table:table-cell>
          <table:table-cell table:number-columns-repeated="55"/>
        </table:table-row>
        <table:table-row table:style-name="ro1">
          <table:table-cell office:value-type="string">
            <text:p>1. Gene must be present in all 4 data sets</text:p>
          </table:table-cell>
          <table:table-cell table:number-columns-repeated="55"/>
        </table:table-row>
        <table:table-row table:style-name="ro1">
          <table:table-cell office:value-type="string">
            <text:p>2. It must have predicting score &gt;0</text:p>
          </table:table-cell>
          <table:table-cell table:number-columns-repeated="55"/>
        </table:table-row>
        <table:table-row table:style-name="ro1">
          <table:table-cell table:number-columns-repeated="56"/>
        </table:table-row>
        <table:table-row table:style-name="ro1">
          <table:table-cell office:value-type="string">
            <text:p>For Random forest we have only 18 genes (previous page)</text:p>
          </table:table-cell>
          <table:table-cell table:number-columns-repeated="55"/>
        </table:table-row>
        <table:table-row table:style-name="ro1">
          <table:table-cell office:value-type="string">
            <text:p>{'Lpl', 'Tgm2', 'Ly6e', 'Selp', 'Dhrs3', 'Jun', 'Mcm5', 'Sult1a1', 'Exoc6b', 'Nupr1', 'Prcp', 'Dnmt3b', 'Aldh1a1', 'Ppp1r16b', 'Mef2c', 'Tmem176a', 'Prtn3', 'Clec1a', 'Ramp2'}</text:p>
          </table:table-cell>
          <table:table-cell table:number-columns-repeated="55"/>
        </table:table-row>
        <table:table-row table:style-name="ro1">
          <table:table-cell office:value-type="string">
            <text:p>For ADAboost we have only 3 genes: Fyb, Nupr1, Sult1a1 (Fyb is very low in RNDforest)</text:p>
          </table:table-cell>
          <table:table-cell table:number-columns-repeated="55"/>
        </table:table-row>
        <table:table-row table:style-name="ro1">
          <table:table-cell table:number-columns-repeated="56"/>
        </table:table-row>
        <table:table-row table:style-name="ro1">
          <table:table-cell office:value-type="string">
            <text:p>Best 5 from both lists would be Nupr1, Sult1a1, Selp, Clec1a, Jun</text:p>
          </table:table-cell>
          <table:table-cell table:number-columns-repeated="55"/>
        </table:table-row>
        <table:table-row table:style-name="ro1" table:number-rows-repeated="2">
          <table:table-cell table:number-columns-repeated="56"/>
        </table:table-row>
        <table:table-row table:style-name="ro1">
          <table:table-cell/>
          <table:table-cell office:value-type="string">
            <text:p>Cross-fit by RNDforest, subset of 18 genes</text:p>
          </table:table-cell>
          <table:table-cell table:number-columns-repeated="54"/>
        </table:table-row>
        <table:table-row table:style-name="ro1">
          <table:table-cell office:value-type="string">
            <text:p>Full AS_list</text:p>
          </table:table-cell>
          <table:table-cell office:value-type="string">
            <text:p>Train_by_set 0 GSE100426_</text:p>
          </table:table-cell>
          <table:table-cell office:value-type="string">
            <text:p>Train_by_set 1 Kirshner_2</text:p>
          </table:table-cell>
          <table:table-cell office:value-type="string">
            <text:p>Train_by_set 2 GSE59114_C</text:p>
          </table:table-cell>
          <table:table-cell office:value-type="string">
            <text:p>Train_by_set 3 Grover_cou</text:p>
          </table:table-cell>
          <table:table-cell table:number-columns-repeated="51"/>
        </table:table-row>
        <table:table-row table:style-name="ro1">
          <table:table-cell office:value-type="float" office:value="0.935">
            <text:p>0.935</text:p>
          </table:table-cell>
          <table:table-cell office:value-type="float" office:value="0.9309">
            <text:p>0.9309</text:p>
          </table:table-cell>
          <table:table-cell office:value-type="float" office:value="0.6267">
            <text:p>0.6267</text:p>
          </table:table-cell>
          <table:table-cell office:value-type="float" office:value="0.7788">
            <text:p>0.7788</text:p>
          </table:table-cell>
          <table:table-cell office:value-type="float" office:value="0.8479">
            <text:p>0.8479</text:p>
          </table:table-cell>
          <table:table-cell table:number-columns-repeated="51"/>
        </table:table-row>
        <table:table-row table:style-name="ro1">
          <table:table-cell office:value-type="float" office:value="0.927">
            <text:p>0.927</text:p>
          </table:table-cell>
          <table:table-cell office:value-type="float" office:value="0.6506">
            <text:p>0.6506</text:p>
          </table:table-cell>
          <table:table-cell office:value-type="float" office:value="0.8494">
            <text:p>0.8494</text:p>
          </table:table-cell>
          <table:table-cell office:value-type="float" office:value="0.5422">
            <text:p>0.5422</text:p>
          </table:table-cell>
          <table:table-cell office:value-type="float" office:value="0.6506">
            <text:p>0.6506</text:p>
          </table:table-cell>
          <table:table-cell table:number-columns-repeated="51"/>
        </table:table-row>
        <table:table-row table:style-name="ro1">
          <table:table-cell office:value-type="float" office:value="0.972">
            <text:p>0.972</text:p>
          </table:table-cell>
          <table:table-cell office:value-type="float" office:value="0.875">
            <text:p>0.875</text:p>
          </table:table-cell>
          <table:table-cell office:value-type="float" office:value="0.6189">
            <text:p>0.6189</text:p>
          </table:table-cell>
          <table:table-cell office:value-type="float" office:value="0.9421">
            <text:p>0.9421</text:p>
          </table:table-cell>
          <table:table-cell office:value-type="float" office:value="0.872">
            <text:p>0.872</text:p>
          </table:table-cell>
          <table:table-cell table:number-columns-repeated="5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949">
            <text:p>0.7949</text:p>
          </table:table-cell>
          <table:table-cell office:value-type="float" office:value="0.4188">
            <text:p>0.4188</text:p>
          </table:table-cell>
          <table:table-cell office:value-type="float" office:value="0.7179">
            <text:p>0.7179</text:p>
          </table:table-cell>
          <table:table-cell office:value-type="float" office:value="0.9658">
            <text:p>0.9658</text:p>
          </table:table-cell>
          <table:table-cell table:number-columns-repeated="51"/>
        </table:table-row>
        <table:table-row table:style-name="ro1" table:number-rows-repeated="2">
          <table:table-cell table:number-columns-repeated="56"/>
        </table:table-row>
        <table:table-row table:style-name="ro1">
          <table:table-cell office:value-type="string">
            <text:p>normalized data (a bit different than not)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in_by_set 0 GSE100426_</text:p>
          </table:table-cell>
          <table:table-cell office:value-type="string">
            <text:p>Train_by_set 1 Kirshner_2</text:p>
          </table:table-cell>
          <table:table-cell office:value-type="string">
            <text:p>Train_by_set 2 GSE59114_C</text:p>
          </table:table-cell>
          <table:table-cell office:value-type="string">
            <text:p>Train_by_set 3 Grover_cou</text:p>
          </table:table-cell>
          <table:table-cell table:number-columns-repeated="51"/>
        </table:table-row>
        <table:table-row table:style-name="ro1">
          <table:table-cell/>
          <table:table-cell office:value-type="float" office:value="0.9309">
            <text:p>0.9309</text:p>
          </table:table-cell>
          <table:table-cell office:value-type="float" office:value="0.7051">
            <text:p>0.7051</text:p>
          </table:table-cell>
          <table:table-cell office:value-type="float" office:value="0.8802">
            <text:p>0.8802</text:p>
          </table:table-cell>
          <table:table-cell office:value-type="float" office:value="0.8848">
            <text:p>0.8848</text:p>
          </table:table-cell>
          <table:table-cell table:number-columns-repeated="51"/>
        </table:table-row>
        <table:table-row table:style-name="ro1">
          <table:table-cell/>
          <table:table-cell office:value-type="float" office:value="0.6627">
            <text:p>0.6627</text:p>
          </table:table-cell>
          <table:table-cell office:value-type="float" office:value="0.8494">
            <text:p>0.8494</text:p>
          </table:table-cell>
          <table:table-cell office:value-type="float" office:value="0.6145">
            <text:p>0.6145</text:p>
          </table:table-cell>
          <table:table-cell office:value-type="float" office:value="0.6205">
            <text:p>0.6205</text:p>
          </table:table-cell>
          <table:table-cell table:number-columns-repeated="51"/>
        </table:table-row>
        <table:table-row table:style-name="ro1">
          <table:table-cell/>
          <table:table-cell office:value-type="float" office:value="0.8902">
            <text:p>0.8902</text:p>
          </table:table-cell>
          <table:table-cell office:value-type="float" office:value="0.6067">
            <text:p>0.6067</text:p>
          </table:table-cell>
          <table:table-cell office:value-type="float" office:value="0.9421">
            <text:p>0.9421</text:p>
          </table:table-cell>
          <table:table-cell office:value-type="float" office:value="0.8323">
            <text:p>0.8323</text:p>
          </table:table-cell>
          <table:table-cell table:number-columns-repeated="51"/>
        </table:table-row>
        <table:table-row table:style-name="ro1">
          <table:table-cell/>
          <table:table-cell office:value-type="float" office:value="0.8632">
            <text:p>0.8632</text:p>
          </table:table-cell>
          <table:table-cell office:value-type="float" office:value="0.8547">
            <text:p>0.8547</text:p>
          </table:table-cell>
          <table:table-cell office:value-type="float" office:value="0.8974">
            <text:p>0.8974</text:p>
          </table:table-cell>
          <table:table-cell office:value-type="float" office:value="0.9658">
            <text:p>0.9658</text:p>
          </table:table-cell>
          <table:table-cell table:number-columns-repeated="51"/>
        </table:table-row>
        <table:table-row table:style-name="ro1">
          <table:table-cell table:number-columns-repeated="56"/>
        </table:table-row>
        <table:table-row table:style-name="ro1">
          <table:table-cell office:value-type="string">
            <text:p>ADAboost with 3 genes (the best in ADAboost: Nupr1, Sult1a1, Fyb)</text:p>
          </table:table-cell>
          <table:table-cell table:number-columns-repeated="55"/>
        </table:table-row>
        <table:table-row table:style-name="ro1">
          <table:table-cell table:number-columns-repeated="56"/>
        </table:table-row>
        <table:table-row table:style-name="ro1">
          <table:table-cell office:value-type="string">
            <text:p>With AS list</text:p>
          </table:table-cell>
          <table:table-cell office:value-type="string">
            <text:p>Train_by_set 0 GSE100426_</text:p>
          </table:table-cell>
          <table:table-cell office:value-type="string">
            <text:p>Train_by_set 1 Kirshner_2</text:p>
          </table:table-cell>
          <table:table-cell office:value-type="string">
            <text:p>Train_by_set 2 GSE59114_C</text:p>
          </table:table-cell>
          <table:table-cell office:value-type="string">
            <text:p>Train_by_set 3 Grover_cou</text:p>
          </table:table-cell>
          <table:table-cell table:number-columns-repeated="5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309">
            <text:p>0.9309</text:p>
          </table:table-cell>
          <table:table-cell office:value-type="float" office:value="0.6359">
            <text:p>0.6359</text:p>
          </table:table-cell>
          <table:table-cell office:value-type="float" office:value="0.7558">
            <text:p>0.7558</text:p>
          </table:table-cell>
          <table:table-cell office:value-type="float" office:value="0.7742">
            <text:p>0.7742</text:p>
          </table:table-cell>
          <table:table-cell table:number-columns-repeated="5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386">
            <text:p>0.6386</text:p>
          </table:table-cell>
          <table:table-cell office:value-type="float" office:value="0.8494">
            <text:p>0.8494</text:p>
          </table:table-cell>
          <table:table-cell office:value-type="float" office:value="0.6145">
            <text:p>0.6145</text:p>
          </table:table-cell>
          <table:table-cell office:value-type="float" office:value="0.6386">
            <text:p>0.6386</text:p>
          </table:table-cell>
          <table:table-cell table:number-columns-repeated="5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927">
            <text:p>0.7927</text:p>
          </table:table-cell>
          <table:table-cell office:value-type="float" office:value="0.7439">
            <text:p>0.7439</text:p>
          </table:table-cell>
          <table:table-cell office:value-type="float" office:value="0.9177">
            <text:p>0.9177</text:p>
          </table:table-cell>
          <table:table-cell office:value-type="float" office:value="0.7226">
            <text:p>0.7226</text:p>
          </table:table-cell>
          <table:table-cell table:number-columns-repeated="5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462">
            <text:p>0.8462</text:p>
          </table:table-cell>
          <table:table-cell office:value-type="float" office:value="0.6838">
            <text:p>0.6838</text:p>
          </table:table-cell>
          <table:table-cell office:value-type="float" office:value="0.7436">
            <text:p>0.7436</text:p>
          </table:table-cell>
          <table:table-cell office:value-type="float" office:value="1">
            <text:p>1</text:p>
          </table:table-cell>
          <table:table-cell table:number-columns-repeated="51"/>
        </table:table-row>
        <table:table-row table:style-name="ro1">
          <table:table-cell table:number-columns-repeated="56"/>
        </table:table-row>
        <table:table-row table:style-name="ro1">
          <table:table-cell office:value-type="string">
            <text:p>RNDforest with 3 gene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in_by_set 0 GSE100426_</text:p>
          </table:table-cell>
          <table:table-cell office:value-type="string">
            <text:p>Train_by_set 1 Kirshner_2</text:p>
          </table:table-cell>
          <table:table-cell office:value-type="string">
            <text:p>Train_by_set 2 GSE59114_C</text:p>
          </table:table-cell>
          <table:table-cell office:value-type="string">
            <text:p>Train_by_set 3 Grover_cou</text:p>
          </table:table-cell>
          <table:table-cell table:number-columns-repeated="51"/>
        </table:table-row>
        <table:table-row table:style-name="ro1">
          <table:table-cell/>
          <table:table-cell office:value-type="float" office:value="0.8756">
            <text:p>0.8756</text:p>
          </table:table-cell>
          <table:table-cell office:value-type="float" office:value="0.7604">
            <text:p>0.7604</text:p>
          </table:table-cell>
          <table:table-cell office:value-type="float" office:value="0.8157">
            <text:p>0.8157</text:p>
          </table:table-cell>
          <table:table-cell office:value-type="float" office:value="0.7972">
            <text:p>0.7972</text:p>
          </table:table-cell>
          <table:table-cell table:number-columns-repeated="51"/>
        </table:table-row>
        <table:table-row table:style-name="ro1">
          <table:table-cell/>
          <table:table-cell office:value-type="float" office:value="0.6506">
            <text:p>0.6506</text:p>
          </table:table-cell>
          <table:table-cell office:value-type="float" office:value="0.753">
            <text:p>0.753</text:p>
          </table:table-cell>
          <table:table-cell office:value-type="float" office:value="0.6205">
            <text:p>0.6205</text:p>
          </table:table-cell>
          <table:table-cell office:value-type="float" office:value="0.6506">
            <text:p>0.6506</text:p>
          </table:table-cell>
          <table:table-cell table:number-columns-repeated="51"/>
        </table:table-row>
        <table:table-row table:style-name="ro1">
          <table:table-cell/>
          <table:table-cell office:value-type="float" office:value="0.8018">
            <text:p>0.8018</text:p>
          </table:table-cell>
          <table:table-cell office:value-type="float" office:value="0.7774">
            <text:p>0.7774</text:p>
          </table:table-cell>
          <table:table-cell office:value-type="float" office:value="0.875">
            <text:p>0.875</text:p>
          </table:table-cell>
          <table:table-cell office:value-type="float" office:value="0.75">
            <text:p>0.75</text:p>
          </table:table-cell>
          <table:table-cell table:number-columns-repeated="51"/>
        </table:table-row>
        <table:table-row table:style-name="ro1">
          <table:table-cell/>
          <table:table-cell office:value-type="float" office:value="0.8803">
            <text:p>0.8803</text:p>
          </table:table-cell>
          <table:table-cell office:value-type="float" office:value="0.7521">
            <text:p>0.7521</text:p>
          </table:table-cell>
          <table:table-cell office:value-type="float" office:value="0.8291">
            <text:p>0.8291</text:p>
          </table:table-cell>
          <table:table-cell office:value-type="float" office:value="0.9316">
            <text:p>0.9316</text:p>
          </table:table-cell>
          <table:table-cell table:number-columns-repeated="51"/>
        </table:table-row>
        <table:table-row table:style-name="ro1">
          <table:table-cell table:number-columns-repeated="56"/>
        </table:table-row>
        <table:table-row table:style-name="ro1">
          <table:table-cell office:value-type="string">
            <text:p>and finally ADAboost with 18 genes from RNDforest bes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in_by_set 0 GSE100426_</text:p>
          </table:table-cell>
          <table:table-cell office:value-type="string">
            <text:p>Train_by_set 1 Kirshner_2</text:p>
          </table:table-cell>
          <table:table-cell office:value-type="string">
            <text:p>Train_by_set 2 GSE59114_C</text:p>
          </table:table-cell>
          <table:table-cell office:value-type="string">
            <text:p>Train_by_set 3 Grover_cou</text:p>
          </table:table-cell>
          <table:table-cell table:number-columns-repeated="5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6636">
            <text:p>0.6636</text:p>
          </table:table-cell>
          <table:table-cell office:value-type="float" office:value="0.7419">
            <text:p>0.7419</text:p>
          </table:table-cell>
          <table:table-cell office:value-type="float" office:value="0.871">
            <text:p>0.871</text:p>
          </table:table-cell>
          <table:table-cell table:number-columns-repeated="51"/>
        </table:table-row>
        <table:table-row table:style-name="ro1">
          <table:table-cell/>
          <table:table-cell office:value-type="float" office:value="0.6867">
            <text:p>0.6867</text:p>
          </table:table-cell>
          <table:table-cell office:value-type="float" office:value="0.9578">
            <text:p>0.9578</text:p>
          </table:table-cell>
          <table:table-cell office:value-type="float" office:value="0.6084">
            <text:p>0.6084</text:p>
          </table:table-cell>
          <table:table-cell office:value-type="float" office:value="0.6687">
            <text:p>0.6687</text:p>
          </table:table-cell>
          <table:table-cell table:number-columns-repeated="51"/>
        </table:table-row>
        <table:table-row table:style-name="ro1">
          <table:table-cell/>
          <table:table-cell office:value-type="float" office:value="0.8293">
            <text:p>0.8293</text:p>
          </table:table-cell>
          <table:table-cell office:value-type="float" office:value="0.6555">
            <text:p>0.6555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table:number-columns-repeated="51"/>
        </table:table-row>
        <table:table-row table:style-name="ro1">
          <table:table-cell/>
          <table:table-cell office:value-type="float" office:value="0.7607">
            <text:p>0.7607</text:p>
          </table:table-cell>
          <table:table-cell office:value-type="float" office:value="0.6154">
            <text:p>0.6154</text:p>
          </table:table-cell>
          <table:table-cell office:value-type="float" office:value="0.7949">
            <text:p>0.7949</text:p>
          </table:table-cell>
          <table:table-cell office:value-type="float" office:value="1">
            <text:p>1</text:p>
          </table:table-cell>
          <table:table-cell table:number-columns-repeated="51"/>
        </table:table-row>
        <table:table-row table:style-name="ro1">
          <table:table-cell table:number-columns-repeated="56"/>
        </table:table-row>
        <table:table-row table:style-name="ro3">
          <table:table-cell office:value-type="string">
            <text:p>Finally standartized lists (19 and 5, that would be enough)</text:p>
          </table:table-cell>
          <table:table-cell table:number-columns-repeated="55"/>
        </table:table-row>
        <table:table-row table:style-name="ro1">
          <table:table-cell table:number-columns-repeated="56"/>
        </table:table-row>
        <table:table-row table:style-name="ro1">
          <table:table-cell office:value-type="string">
            <text:p>Data</text:p>
          </table:table-cell>
          <table:table-cell table:style-name="ce4" office:value-type="float" office:value="19">
            <text:p>19</text:p>
          </table:table-cell>
          <table:table-cell table:style-name="ce4" office:value-type="string">
            <text:p>genes</text:p>
          </table:table-cell>
          <table:table-cell table:style-name="ce4" office:value-type="string">
            <text:p>ADAboost</text:p>
          </table:table-cell>
          <table:table-cell table:style-name="ce4"/>
          <table:table-cell table:number-columns-repeated="51"/>
        </table:table-row>
        <table:table-row table:style-name="ro1">
          <table:table-cell/>
          <table:table-cell table:style-name="ce4" office:value-type="string">
            <text:p>GSE10042</text:p>
          </table:table-cell>
          <table:table-cell table:style-name="ce4" office:value-type="string">
            <text:p>Kirshner</text:p>
          </table:table-cell>
          <table:table-cell table:style-name="ce4" office:value-type="string">
            <text:p>GSE59114</text:p>
          </table:table-cell>
          <table:table-cell table:style-name="ce4" office:value-type="string">
            <text:p>Grover_c</text:p>
          </table:table-cell>
          <table:table-cell table:number-columns-repeated="51"/>
        </table:table-row>
        <table:table-row table:style-name="ro1">
          <table:table-cell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6867">
            <text:p>0.6867</text:p>
          </table:table-cell>
          <table:table-cell table:style-name="ce4" office:value-type="float" office:value="0.8567">
            <text:p>0.8567</text:p>
          </table:table-cell>
          <table:table-cell table:style-name="ce4" office:value-type="float" office:value="0.8034">
            <text:p>0.8034</text:p>
          </table:table-cell>
          <table:table-cell table:number-columns-repeated="51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0.6129">
            <text:p>0.6129</text:p>
          </table:table-cell>
          <table:table-cell table:style-name="ce4" office:value-type="float" office:value="0.9819">
            <text:p>0.9819</text:p>
          </table:table-cell>
          <table:table-cell table:style-name="ce4" office:value-type="float" office:value="0.5549">
            <text:p>0.5549</text:p>
          </table:table-cell>
          <table:table-cell table:style-name="ce4" office:value-type="float" office:value="0.5641">
            <text:p>0.5641</text:p>
          </table:table-cell>
          <table:table-cell table:number-columns-repeated="51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0.8157">
            <text:p>0.8157</text:p>
          </table:table-cell>
          <table:table-cell table:style-name="ce4" office:value-type="float" office:value="0.5904">
            <text:p>0.59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735">
            <text:p>0.735</text:p>
          </table:table-cell>
          <table:table-cell table:number-columns-repeated="51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0.8848">
            <text:p>0.8848</text:p>
          </table:table-cell>
          <table:table-cell table:style-name="ce4" office:value-type="float" office:value="0.6024">
            <text:p>0.6024</text:p>
          </table:table-cell>
          <table:table-cell table:style-name="ce4" office:value-type="float" office:value="0.8689">
            <text:p>0.8689</text:p>
          </table:table-cell>
          <table:table-cell table:style-name="ce4" office:value-type="float" office:value="1">
            <text:p>1</text:p>
          </table:table-cell>
          <table:table-cell table:number-columns-repeated="51"/>
        </table:table-row>
        <table:table-row table:style-name="ro1">
          <table:table-cell table:number-columns-repeated="56"/>
        </table:table-row>
        <table:table-row table:style-name="ro1">
          <table:table-cell table:style-name="ce4" office:value-type="string">
            <text:p>Data</text:p>
          </table:table-cell>
          <table:table-cell table:style-name="ce4" office:value-type="float" office:value="19">
            <text:p>19</text:p>
          </table:table-cell>
          <table:table-cell table:style-name="ce4" office:value-type="string">
            <text:p>genes</text:p>
          </table:table-cell>
          <table:table-cell table:style-name="ce4" office:value-type="string">
            <text:p>RNDforest</text:p>
          </table:table-cell>
          <table:table-cell table:style-name="ce4"/>
          <table:table-cell table:number-columns-repeated="51"/>
        </table:table-row>
        <table:table-row table:style-name="ro1">
          <table:table-cell table:style-name="ce4" office:value-type="string">
            <text:p>AS_list</text:p>
          </table:table-cell>
          <table:table-cell table:style-name="ce4" office:value-type="string">
            <text:p>GSE10042</text:p>
          </table:table-cell>
          <table:table-cell table:style-name="ce4" office:value-type="string">
            <text:p>Kirshner</text:p>
          </table:table-cell>
          <table:table-cell table:style-name="ce4" office:value-type="string">
            <text:p>GSE59114</text:p>
          </table:table-cell>
          <table:table-cell table:style-name="ce4" office:value-type="string">
            <text:p>Grover_c</text:p>
          </table:table-cell>
          <table:table-cell table:number-columns-repeated="51"/>
        </table:table-row>
        <table:table-row table:style-name="ro1">
          <table:table-cell table:style-name="ce4" office:value-type="float" office:value="0.9354">
            <text:p>0.9354</text:p>
          </table:table-cell>
          <table:table-cell table:style-name="ce4" office:value-type="float" office:value="0.9263">
            <text:p>0.9263</text:p>
          </table:table-cell>
          <table:table-cell table:style-name="ce4" office:value-type="float" office:value="0.6446">
            <text:p>0.6446</text:p>
          </table:table-cell>
          <table:table-cell table:style-name="ce4" office:value-type="float" office:value="0.872">
            <text:p>0.872</text:p>
          </table:table-cell>
          <table:table-cell table:style-name="ce4" office:value-type="float" office:value="0.8547">
            <text:p>0.8547</text:p>
          </table:table-cell>
          <table:table-cell table:number-columns-repeated="51"/>
        </table:table-row>
        <table:table-row table:style-name="ro1">
          <table:table-cell table:style-name="ce4" office:value-type="float" office:value="0.9277">
            <text:p>0.9277</text:p>
          </table:table-cell>
          <table:table-cell table:style-name="ce4" office:value-type="float" office:value="0.7189">
            <text:p>0.7189</text:p>
          </table:table-cell>
          <table:table-cell table:style-name="ce4" office:value-type="float" office:value="0.8494">
            <text:p>0.8494</text:p>
          </table:table-cell>
          <table:table-cell table:style-name="ce4" office:value-type="float" office:value="0.628">
            <text:p>0.628</text:p>
          </table:table-cell>
          <table:table-cell table:style-name="ce4" office:value-type="float" office:value="0.8291">
            <text:p>0.8291</text:p>
          </table:table-cell>
          <table:table-cell table:number-columns-repeated="51"/>
        </table:table-row>
        <table:table-row table:style-name="ro1">
          <table:table-cell table:style-name="ce4" office:value-type="float" office:value="0.9725">
            <text:p>0.9725</text:p>
          </table:table-cell>
          <table:table-cell table:style-name="ce4" office:value-type="float" office:value="0.8894">
            <text:p>0.8894</text:p>
          </table:table-cell>
          <table:table-cell table:style-name="ce4" office:value-type="float" office:value="0.6265">
            <text:p>0.6265</text:p>
          </table:table-cell>
          <table:table-cell table:style-name="ce4" office:value-type="float" office:value="0.9543">
            <text:p>0.9543</text:p>
          </table:table-cell>
          <table:table-cell table:style-name="ce4" office:value-type="float" office:value="0.8718">
            <text:p>0.8718</text:p>
          </table:table-cell>
          <table:table-cell table:number-columns-repeated="51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 office:value-type="float" office:value="0.8756">
            <text:p>0.8756</text:p>
          </table:table-cell>
          <table:table-cell table:style-name="ce4" office:value-type="float" office:value="0.6265">
            <text:p>0.6265</text:p>
          </table:table-cell>
          <table:table-cell table:style-name="ce4" office:value-type="float" office:value="0.7988">
            <text:p>0.7988</text:p>
          </table:table-cell>
          <table:table-cell table:style-name="ce4" office:value-type="float" office:value="0.9658">
            <text:p>0.9658</text:p>
          </table:table-cell>
          <table:table-cell table:number-columns-repeated="51"/>
        </table:table-row>
        <table:table-row table:style-name="ro1">
          <table:table-cell table:number-columns-repeated="56"/>
        </table:table-row>
        <table:table-row table:style-name="ro1">
          <table:table-cell office:value-type="string">
            <text:p>Data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genes</text:p>
          </table:table-cell>
          <table:table-cell table:style-name="ce4" office:value-type="string">
            <text:p>RNDforest</text:p>
          </table:table-cell>
          <table:table-cell table:style-name="ce4"/>
          <table:table-cell table:number-columns-repeated="51"/>
        </table:table-row>
        <table:table-row table:style-name="ro1">
          <table:table-cell/>
          <table:table-cell table:style-name="ce4" office:value-type="string">
            <text:p>GSE10042</text:p>
          </table:table-cell>
          <table:table-cell table:style-name="ce4" office:value-type="string">
            <text:p>Kirshner</text:p>
          </table:table-cell>
          <table:table-cell table:style-name="ce4" office:value-type="string">
            <text:p>GSE59114</text:p>
          </table:table-cell>
          <table:table-cell table:style-name="ce4" office:value-type="string">
            <text:p>Grover_c</text:p>
          </table:table-cell>
          <table:table-cell table:number-columns-repeated="51"/>
        </table:table-row>
        <table:table-row table:style-name="ro1">
          <table:table-cell office:value-type="float" office:value="0">
            <text:p>0</text:p>
          </table:table-cell>
          <table:table-cell table:style-name="ce4" office:value-type="float" office:value="0.8894">
            <text:p>0.8894</text:p>
          </table:table-cell>
          <table:table-cell table:style-name="ce4" office:value-type="float" office:value="0.6687">
            <text:p>0.6687</text:p>
          </table:table-cell>
          <table:table-cell table:style-name="ce4" office:value-type="float" office:value="0.8872">
            <text:p>0.8872</text:p>
          </table:table-cell>
          <table:table-cell table:style-name="ce4" office:value-type="float" office:value="0.9231">
            <text:p>0.9231</text:p>
          </table:table-cell>
          <table:table-cell table:number-columns-repeated="51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0.7742">
            <text:p>0.7742</text:p>
          </table:table-cell>
          <table:table-cell table:style-name="ce4" office:value-type="float" office:value="0.7711">
            <text:p>0.7711</text:p>
          </table:table-cell>
          <table:table-cell table:style-name="ce4" office:value-type="float" office:value="0.811">
            <text:p>0.811</text:p>
          </table:table-cell>
          <table:table-cell table:style-name="ce4" office:value-type="float" office:value="0.7778">
            <text:p>0.7778</text:p>
          </table:table-cell>
          <table:table-cell table:number-columns-repeated="51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0.8525">
            <text:p>0.8525</text:p>
          </table:table-cell>
          <table:table-cell table:style-name="ce4" office:value-type="float" office:value="0.5964">
            <text:p>0.5964</text:p>
          </table:table-cell>
          <table:table-cell table:style-name="ce4" office:value-type="float" office:value="0.8994">
            <text:p>0.8994</text:p>
          </table:table-cell>
          <table:table-cell table:style-name="ce4" office:value-type="float" office:value="0.9231">
            <text:p>0.9231</text:p>
          </table:table-cell>
          <table:table-cell table:number-columns-repeated="51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0.8525">
            <text:p>0.8525</text:p>
          </table:table-cell>
          <table:table-cell table:style-name="ce4" office:value-type="float" office:value="0.6084">
            <text:p>0.6084</text:p>
          </table:table-cell>
          <table:table-cell table:style-name="ce4" office:value-type="float" office:value="0.8262">
            <text:p>0.8262</text:p>
          </table:table-cell>
          <table:table-cell table:style-name="ce4" office:value-type="float" office:value="0.9829">
            <text:p>0.9829</text:p>
          </table:table-cell>
          <table:table-cell table:number-columns-repeated="51"/>
        </table:table-row>
        <table:table-row table:style-name="ro1">
          <table:table-cell table:number-columns-repeated="56"/>
        </table:table-row>
        <table:table-row table:style-name="ro1">
          <table:table-cell office:value-type="string">
            <text:p>Data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genes</text:p>
          </table:table-cell>
          <table:table-cell table:style-name="ce4" office:value-type="string">
            <text:p>ADAboost</text:p>
          </table:table-cell>
          <table:table-cell table:style-name="ce4"/>
          <table:table-cell table:number-columns-repeated="51"/>
        </table:table-row>
        <table:table-row table:style-name="ro1">
          <table:table-cell/>
          <table:table-cell table:style-name="ce4" office:value-type="string">
            <text:p>GSE10042</text:p>
          </table:table-cell>
          <table:table-cell table:style-name="ce4" office:value-type="string">
            <text:p>Kirshner</text:p>
          </table:table-cell>
          <table:table-cell table:style-name="ce4" office:value-type="string">
            <text:p>GSE59114</text:p>
          </table:table-cell>
          <table:table-cell table:style-name="ce4" office:value-type="string">
            <text:p>Grover_c</text:p>
          </table:table-cell>
          <table:table-cell table:number-columns-repeated="51"/>
        </table:table-row>
        <table:table-row table:style-name="ro1">
          <table:table-cell office:value-type="float" office:value="0">
            <text:p>0</text:p>
          </table:table-cell>
          <table:table-cell table:style-name="ce4" office:value-type="float" office:value="0.9493">
            <text:p>0.9493</text:p>
          </table:table-cell>
          <table:table-cell table:style-name="ce4" office:value-type="float" office:value="0.6687">
            <text:p>0.6687</text:p>
          </table:table-cell>
          <table:table-cell table:style-name="ce4" office:value-type="float" office:value="0.8354">
            <text:p>0.8354</text:p>
          </table:table-cell>
          <table:table-cell table:style-name="ce4" office:value-type="float" office:value="0.8376">
            <text:p>0.8376</text:p>
          </table:table-cell>
          <table:table-cell table:number-columns-repeated="51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0.7189">
            <text:p>0.7189</text:p>
          </table:table-cell>
          <table:table-cell table:style-name="ce4" office:value-type="float" office:value="0.8735">
            <text:p>0.8735</text:p>
          </table:table-cell>
          <table:table-cell table:style-name="ce4" office:value-type="float" office:value="0.6738">
            <text:p>0.6738</text:p>
          </table:table-cell>
          <table:table-cell table:style-name="ce4" office:value-type="float" office:value="0.7179">
            <text:p>0.7179</text:p>
          </table:table-cell>
          <table:table-cell table:number-columns-repeated="51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0.8341">
            <text:p>0.8341</text:p>
          </table:table-cell>
          <table:table-cell table:style-name="ce4" office:value-type="float" office:value="0.6446">
            <text:p>0.6446</text:p>
          </table:table-cell>
          <table:table-cell table:style-name="ce4" office:value-type="float" office:value="0.9604">
            <text:p>0.9604</text:p>
          </table:table-cell>
          <table:table-cell table:style-name="ce4" office:value-type="float" office:value="0.8376">
            <text:p>0.8376</text:p>
          </table:table-cell>
          <table:table-cell table:number-columns-repeated="51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0.8525">
            <text:p>0.8525</text:p>
          </table:table-cell>
          <table:table-cell table:style-name="ce4" office:value-type="float" office:value="0.6386">
            <text:p>0.6386</text:p>
          </table:table-cell>
          <table:table-cell table:style-name="ce4" office:value-type="float" office:value="0.8262">
            <text:p>0.8262</text:p>
          </table:table-cell>
          <table:table-cell table:style-name="ce4" office:value-type="float" office:value="1">
            <text:p>1</text:p>
          </table:table-cell>
          <table:table-cell table:number-columns-repeated="51"/>
        </table:table-row>
        <table:table-row table:style-name="ro1">
          <table:table-cell table:number-columns-repeated="56"/>
        </table:table-row>
        <table:table-row table:style-name="ro1">
          <table:table-cell office:value-type="string">
            <text:p>Nupr</text:p>
          </table:table-cell>
          <table:table-cell office:value-type="string">
            <text:p>and</text:p>
          </table:table-cell>
          <table:table-cell office:value-type="string">
            <text:p>Selp,</text:p>
          </table:table-cell>
          <table:table-cell office:value-type="string">
            <text:p>ADAboost</text:p>
          </table:table-cell>
          <table:table-cell table:number-columns-repeated="52"/>
        </table:table-row>
        <table:table-row table:style-name="ro1">
          <table:table-cell/>
          <table:table-cell office:value-type="string">
            <text:p>GSE10042</text:p>
          </table:table-cell>
          <table:table-cell office:value-type="string">
            <text:p>Kirshner</text:p>
          </table:table-cell>
          <table:table-cell office:value-type="string">
            <text:p>GSE59114</text:p>
          </table:table-cell>
          <table:table-cell office:value-type="string">
            <text:p>Grover_c</text:p>
          </table:table-cell>
          <table:table-cell table:number-columns-repeated="5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124">
            <text:p>0.9124</text:p>
          </table:table-cell>
          <table:table-cell office:value-type="float" office:value="0.7229">
            <text:p>0.7229</text:p>
          </table:table-cell>
          <table:table-cell office:value-type="float" office:value="0.8232">
            <text:p>0.8232</text:p>
          </table:table-cell>
          <table:table-cell office:value-type="float" office:value="0.8803">
            <text:p>0.8803</text:p>
          </table:table-cell>
          <table:table-cell table:number-columns-repeated="5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88">
            <text:p>0.788</text:p>
          </table:table-cell>
          <table:table-cell office:value-type="float" office:value="0.8313">
            <text:p>0.8313</text:p>
          </table:table-cell>
          <table:table-cell office:value-type="float" office:value="0.7256">
            <text:p>0.7256</text:p>
          </table:table-cell>
          <table:table-cell office:value-type="float" office:value="0.7094">
            <text:p>0.7094</text:p>
          </table:table-cell>
          <table:table-cell table:number-columns-repeated="5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341">
            <text:p>0.8341</text:p>
          </table:table-cell>
          <table:table-cell office:value-type="float" office:value="0.7289">
            <text:p>0.7289</text:p>
          </table:table-cell>
          <table:table-cell office:value-type="float" office:value="0.8994">
            <text:p>0.8994</text:p>
          </table:table-cell>
          <table:table-cell office:value-type="float" office:value="0.8718">
            <text:p>0.8718</text:p>
          </table:table-cell>
          <table:table-cell table:number-columns-repeated="5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65">
            <text:p>0.765</text:p>
          </table:table-cell>
          <table:table-cell office:value-type="float" office:value="0.7108">
            <text:p>0.7108</text:p>
          </table:table-cell>
          <table:table-cell office:value-type="float" office:value="0.7866">
            <text:p>0.7866</text:p>
          </table:table-cell>
          <table:table-cell office:value-type="float" office:value="1">
            <text:p>1</text:p>
          </table:table-cell>
          <table:table-cell table:number-columns-repeated="51"/>
        </table:table-row>
        <table:table-row table:style-name="ro1">
          <table:table-cell table:number-columns-repeated="56"/>
        </table:table-row>
        <table:table-row table:style-name="ro1">
          <table:table-cell office:value-type="string">
            <text:p>Nupr</text:p>
          </table:table-cell>
          <table:table-cell office:value-type="string">
            <text:p>and</text:p>
          </table:table-cell>
          <table:table-cell office:value-type="string">
            <text:p>Selp,</text:p>
          </table:table-cell>
          <table:table-cell office:value-type="string">
            <text:p>RNDforest</text:p>
          </table:table-cell>
          <table:table-cell table:number-columns-repeated="52"/>
        </table:table-row>
        <table:table-row table:style-name="ro1">
          <table:table-cell/>
          <table:table-cell office:value-type="string">
            <text:p>GSE10042</text:p>
          </table:table-cell>
          <table:table-cell office:value-type="string">
            <text:p>Kirshner</text:p>
          </table:table-cell>
          <table:table-cell office:value-type="string">
            <text:p>GSE59114</text:p>
          </table:table-cell>
          <table:table-cell office:value-type="string">
            <text:p>Grover_c</text:p>
          </table:table-cell>
          <table:table-cell table:number-columns-repeated="5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664">
            <text:p>0.8664</text:p>
          </table:table-cell>
          <table:table-cell office:value-type="float" office:value="0.7349">
            <text:p>0.7349</text:p>
          </table:table-cell>
          <table:table-cell office:value-type="float" office:value="0.8323">
            <text:p>0.8323</text:p>
          </table:table-cell>
          <table:table-cell office:value-type="float" office:value="0.8803">
            <text:p>0.8803</text:p>
          </table:table-cell>
          <table:table-cell table:number-columns-repeated="5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433">
            <text:p>0.8433</text:p>
          </table:table-cell>
          <table:table-cell office:value-type="float" office:value="0.759">
            <text:p>0.759</text:p>
          </table:table-cell>
          <table:table-cell office:value-type="float" office:value="0.811">
            <text:p>0.811</text:p>
          </table:table-cell>
          <table:table-cell office:value-type="float" office:value="0.8803">
            <text:p>0.8803</text:p>
          </table:table-cell>
          <table:table-cell table:number-columns-repeated="5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341">
            <text:p>0.8341</text:p>
          </table:table-cell>
          <table:table-cell office:value-type="float" office:value="0.7289">
            <text:p>0.7289</text:p>
          </table:table-cell>
          <table:table-cell office:value-type="float" office:value="0.8689">
            <text:p>0.8689</text:p>
          </table:table-cell>
          <table:table-cell office:value-type="float" office:value="0.8889">
            <text:p>0.8889</text:p>
          </table:table-cell>
          <table:table-cell table:number-columns-repeated="5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834">
            <text:p>0.7834</text:p>
          </table:table-cell>
          <table:table-cell office:value-type="float" office:value="0.7169">
            <text:p>0.7169</text:p>
          </table:table-cell>
          <table:table-cell office:value-type="float" office:value="0.7896">
            <text:p>0.7896</text:p>
          </table:table-cell>
          <table:table-cell office:value-type="float" office:value="0.9231">
            <text:p>0.9231</text:p>
          </table:table-cell>
          <table:table-cell table:number-columns-repeated="51"/>
        </table:table-row>
      </table:table>
      <table:table table:name="Sheet4" table:style-name="ta1" table:print="false">
        <table:table-column table:style-name="co2" table:number-columns-repeated="6" table:default-cell-style-name="Default"/>
        <table:table-row table:style-name="ro1">
          <table:table-cell office:value-type="string">
            <text:p>Check “naive” separation of data in MDS</text:p>
          </table:table-cell>
          <table:table-cell table:number-columns-repeated="5"/>
        </table:table-row>
        <table:table-row table:style-name="ro1">
          <table:table-cell office:value-type="string">
            <text:p>Both for MDS and Kmeans I used AS-truncated data set</text:p>
          </table:table-cell>
          <table:table-cell table:number-columns-repeated="5"/>
        </table:table-row>
        <table:table-row table:style-name="ro1">
          <table:table-cell office:value-type="string">
            <text:p>Note, Kmeans has its own coordinates returned </text:p>
          </table:table-cell>
          <table:table-cell table:number-columns-repeated="5"/>
        </table:table-row>
        <table:table-row table:style-name="ro1">
          <table:table-cell office:value-type="string">
            <text:p>Kmeans does not know which cluster is 0 and which one is 1, therefore efficiency is calculated as max(correct,incorrect)/all</text:p>
          </table:table-cell>
          <table:table-cell table:number-columns-repeated="5"/>
        </table:table-row>
        <table:table-row table:style-name="ro1">
          <table:table-cell table:style-name="ce2" office:value-type="string">
            <text:p>Here I used full ASdata for Kmeans</text:p>
          </table:table-cell>
          <table:table-cell table:number-columns-repeated="4"/>
          <table:table-cell table:style-name="ce2" office:value-type="string">
            <text:p>IF I use MDS coordinates for Kmeans</text:p>
          </table:table-cell>
        </table:table-row>
        <table:table-row table:style-name="ro1">
          <table:table-cell office:value-type="string">
            <text:p>Data file GSE100426_SC_Mann_corr_sel_norm_log.tsv</text:p>
          </table:table-cell>
          <table:table-cell table:number-columns-repeated="4"/>
          <table:table-cell office:value-type="string">
            <text:p>Data file GSE100426_SC_Mann_corr_sel_norm_log.tsv</text:p>
          </table:table-cell>
        </table:table-row>
        <table:table-row table:style-name="ro1">
          <table:table-cell office:value-type="string">
            <text:p>[[ <text:s/>6 <text:s/>90]</text:p>
          </table:table-cell>
          <table:table-cell table:number-columns-repeated="4"/>
          <table:table-cell office:value-type="string">
            <text:p>[[ 14 <text:s/>82]</text:p>
          </table:table-cell>
        </table:table-row>
        <table:table-row table:style-name="ro1">
          <table:table-cell office:value-type="string">
            <text:p><text:s/>[102 <text:s/>19]]</text:p>
          </table:table-cell>
          <table:table-cell table:number-columns-repeated="4"/>
          <table:table-cell office:value-type="string">
            <text:p><text:s/>[105 <text:s/>16]]</text:p>
          </table:table-cell>
        </table:table-row>
        <table:table-row table:style-name="ro1">
          <table:table-cell office:value-type="string">
            <text:p>efficiency of prediction 0.8847926267281107</text:p>
          </table:table-cell>
          <table:table-cell table:number-columns-repeated="4"/>
          <table:table-cell office:value-type="string">
            <text:p>efficiency of prediction 0.861751152073732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Data file Kirshner_2t_merged_sel_norm_log.tsv</text:p>
          </table:table-cell>
          <table:table-cell table:number-columns-repeated="4"/>
          <table:table-cell office:value-type="string">
            <text:p>Data file Kirshner_2t_merged_sel_norm_log.tsv</text:p>
          </table:table-cell>
        </table:table-row>
        <table:table-row table:style-name="ro1">
          <table:table-cell office:value-type="string">
            <text:p>[[18 62]</text:p>
          </table:table-cell>
          <table:table-cell table:number-columns-repeated="4"/>
          <table:table-cell office:value-type="string">
            <text:p>[[61 19]</text:p>
          </table:table-cell>
        </table:table-row>
        <table:table-row table:style-name="ro1">
          <table:table-cell office:value-type="string">
            <text:p><text:s/>[61 25]]</text:p>
          </table:table-cell>
          <table:table-cell table:number-columns-repeated="4"/>
          <table:table-cell office:value-type="string">
            <text:p><text:s/>[17 69]]</text:p>
          </table:table-cell>
        </table:table-row>
        <table:table-row table:style-name="ro1">
          <table:table-cell office:value-type="string">
            <text:p>efficiency of prediction 0.7409638554216867</text:p>
          </table:table-cell>
          <table:table-cell table:number-columns-repeated="4"/>
          <table:table-cell office:value-type="string">
            <text:p>efficiency of prediction 0.783132530120481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Data file GSE59114_C57BL6_merged_sel_norm_log.tsv</text:p>
          </table:table-cell>
          <table:table-cell table:number-columns-repeated="4"/>
          <table:table-cell office:value-type="string">
            <text:p>Data file GSE59114_C57BL6_merged_sel_norm_log.tsv</text:p>
          </table:table-cell>
        </table:table-row>
        <table:table-row table:style-name="ro1">
          <table:table-cell office:value-type="string">
            <text:p>[[ <text:s/>3 150]</text:p>
          </table:table-cell>
          <table:table-cell table:number-columns-repeated="4"/>
          <table:table-cell office:value-type="string">
            <text:p>[[142 <text:s/>11]</text:p>
          </table:table-cell>
        </table:table-row>
        <table:table-row table:style-name="ro1">
          <table:table-cell office:value-type="string">
            <text:p><text:s/>[160 <text:s/>15]]</text:p>
          </table:table-cell>
          <table:table-cell table:number-columns-repeated="4"/>
          <table:table-cell office:value-type="string">
            <text:p><text:s/>[ 11 164]]</text:p>
          </table:table-cell>
        </table:table-row>
        <table:table-row table:style-name="ro1">
          <table:table-cell office:value-type="string">
            <text:p>efficiency of prediction 0.9451219512195121</text:p>
          </table:table-cell>
          <table:table-cell table:number-columns-repeated="4"/>
          <table:table-cell office:value-type="string">
            <text:p>efficiency of prediction 0.932926829268292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Data file Grover_count_filteredcorr_sel_norm_log.tsv</text:p>
          </table:table-cell>
          <table:table-cell table:number-columns-repeated="4"/>
          <table:table-cell office:value-type="string">
            <text:p>Data file Grover_count_filteredcorr_sel_norm_log.tsv</text:p>
          </table:table-cell>
        </table:table-row>
        <table:table-row table:style-name="ro1">
          <table:table-cell office:value-type="string">
            <text:p>[[48 <text:s/>0]</text:p>
          </table:table-cell>
          <table:table-cell table:number-columns-repeated="4"/>
          <table:table-cell office:value-type="string">
            <text:p>[[ 1 47]</text:p>
          </table:table-cell>
        </table:table-row>
        <table:table-row table:style-name="ro1">
          <table:table-cell office:value-type="string">
            <text:p><text:s/>[ 2 67]]</text:p>
          </table:table-cell>
          <table:table-cell table:number-columns-repeated="4"/>
          <table:table-cell office:value-type="string">
            <text:p><text:s/>[66 <text:s/>3]]</text:p>
          </table:table-cell>
        </table:table-row>
        <table:table-row table:style-name="ro1">
          <table:table-cell office:value-type="string">
            <text:p>efficiency of prediction 0.9829059829059829</text:p>
          </table:table-cell>
          <table:table-cell table:number-columns-repeated="4"/>
          <table:table-cell office:value-type="string">
            <text:p>efficiency of prediction 0.965811965811965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4">01/14/2021</text:date>, <text:time>17:2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7T16:32:52.529954049</meta:creation-date>
    <dc:date>2021-01-14T17:29:27</dc:date>
    <meta:editing-duration>P2DT7H56M17S</meta:editing-duration>
    <meta:editing-cycles>14</meta:editing-cycles>
    <meta:generator>OpenOffice/4.1.8$Unix OpenOffice.org_project/418m3$Build-9803</meta:generator>
    <meta:document-statistic meta:table-count="3" meta:cell-count="885" meta:object-count="1"/>
    <meta:user-defined meta:name=""/>
  </office:meta>
</office:document-meta>
</file>